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22pt" officeooo:rsid="001102bf" officeooo:paragraph-rsid="001bc76b" style:font-size-asian="22pt" style:font-size-complex="2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</text:span>ame: Muhammad Sherjeel Akhtar</text:p>
      <text:p text:style-name="P1"><text:span text:style-name="T1">R</text:span>oll No: 20P-0101</text:p>
      <text:p text:style-name="P1"><text:span text:style-name="T1">A</text:span>ssignment No: 1 </text:p>
      <text:p text:style-name="P1"><text:span text:style-name="T1">S</text:span>ubject: Technical Business Writing</text:p>
      <text:p text:style-name="P1"><text:span text:style-name="T1">S</text:span>ection: BCS-6A</text:p>
      <text:p text:style-name="P1"><text:span text:style-name="T1">S</text:span><text:span text:style-name="T2">ubmitted To Respected Maam: Noreen Sha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07:48:30.457764175</meta:creation-date>
    <dc:date>2022-03-02T07:49:02.517923060</dc:date>
    <meta:editing-duration>PT32S</meta:editing-duration>
    <meta:editing-cycles>1</meta:editing-cycles>
    <meta:document-statistic meta:table-count="0" meta:image-count="0" meta:object-count="0" meta:page-count="1" meta:paragraph-count="6" meta:word-count="22" meta:character-count="154" meta:non-whitespace-character-count="137"/>
    <meta:generator>LibreOffice/6.4.7.2$Linux_X86_64 LibreOffice_project/40$Build-2</meta:generator>
  </office:meta>
</office:document-meta>
</file>